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  <style:style style:family="table-column" style:name="defaultCol7">
      <style:table-column-properties style:column-width="20.0mm"/>
    </style:style>
  </office:automatic-styles>
  <office:body>
    <office:spreadsheet>
      <table:table table:name="180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3000.0">
            <text:p>3,000.00</text:p>
          </table:table-cell>
          <table:table-cell office:value-type="string">
            <text:p>Total expenses</text:p>
          </table:table-cell>
          <table:table-cell office:value-type="float" office:value="0">
            <text:p>0</text:p>
          </table:table-cell>
          <table:table-cell office:value-type="string">
            <text:p>Total incomes</text:p>
          </table:table-cell>
          <table:table-cell office:value-type="float" office:value="3000.0">
            <text:p>3,0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  <table:table table:name="2015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1" table:default-cell-style-name="Default"/>
        <table:table-row>
          <table:table-cell>
            <text:p>Total value</text:p>
          </table:table-cell>
          <table:table-cell office:value-type="float" office:value="-3608.5">
            <text:p>-3,608.50</text:p>
          </table:table-cell>
          <table:table-cell>
            <text:p>Total expenses</text:p>
          </table:table-cell>
          <table:table-cell office:value-type="float" office:value="3608.5">
            <text:p>3,608.5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1">
            <text:p>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/>
        </table:table-row>
        <table:table-row>
          <table:table-cell office:value-type="float" office:value="6">
            <text:p>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1">
            <text:p>1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7">
            <text:p>17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2">
            <text:p>22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7">
            <text:p>27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32">
            <text:p>32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3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>
            <text:p>Total incomes</text:p>
          </table:table-cell>
          <table:table-cell office:value-type="float" office:value="0.0">
            <text:p>0.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/>
        </table:table-row>
        <table:table-row>
          <table:table-cell office:value-type="float" office:value="7">
            <text:p>7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2">
            <text:p>1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8">
            <text:p>18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3">
            <text:p>23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8">
            <text:p>28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3">
            <text:p>33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</table:table>
      <table:table table:name="1980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5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3594.5">
            <text:p>3,594.50</text:p>
          </table:table-cell>
          <table:table-cell>
            <text:p>Total incomes</text:p>
          </table:table-cell>
          <table:table-cell office:value-type="float" office:value="3594.5">
            <text:p>3,594.5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/>
        </table:table-row>
        <table:table-row>
          <table:table-cell office:value-type="float" office:value="4">
            <text:p>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9">
            <text:p>9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3">
            <text:p>1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4">
            <text:p>1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9">
            <text:p>19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0">
            <text:p>2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4">
            <text:p>24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5">
            <text:p>2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9">
            <text:p>29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0">
            <text:p>30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4">
            <text:p>34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5">
            <text:p>35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</table:table>
      <table:table table:name="2016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7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.0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5">
            <text:p>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/>
        </table:table-row>
        <table:table-row>
          <table:table-cell office:value-type="float" office:value="10">
            <text:p>1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5">
            <text:p>1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1">
            <text:p>2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6">
            <text:p>2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1">
            <text:p>31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6">
            <text:p>36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.06.2018</text:date>, <text:time>11:21:1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1:21:19.11</dc:date>
    <meta:editing-duration>PT34M26S</meta:editing-duration>
    <meta:editing-cycles>20</meta:editing-cycles>
    <meta:generator>OpenOffice/4.1.5$Win32 OpenOffice.org_project/415m1$Build-9789</meta:generator>
    <meta:document-statistic meta:table-count="1" meta:cell-count="26" meta:object-count="0"/>
  </office:meta>
</office:document-meta>
</file>